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25cm" svg:x="1.524cm" svg:y="0.74cm">
          <draw:text-box>
            <text:p text:style-name="P1"><text:span text:style-name="T1">HYMN #606</text:span></text:p>
            <text:p text:style-name="P1"><text:span text:style-name="T2">“</text:span><text:span text:style-name="T2">I Lay My Sins on Jesus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638cm" svg:height="7.011cm" svg:x="1.524cm" svg:y="0.609cm">
          <draw:text-box>
            <text:p text:style-name="P1"><text:span text:style-name="T4">1. </text:span><text:span text:style-name="T5">I lay my sins on Jesus,</text:span></text:p>
            <text:p text:style-name="P1"><text:span text:style-name="T5">The spotless Lamb of God;</text:span></text:p>
            <text:p text:style-name="P1"><text:span text:style-name="T5">He bears them all and frees us</text:span></text:p>
            <text:p text:style-name="P1"><text:span text:style-name="T5">From the accursèd lo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638cm" svg:height="7.011cm" svg:x="1.524cm" svg:y="0.762cm">
          <draw:text-box>
            <text:p text:style-name="P1"><text:span text:style-name="T5">I bring my guilt to Jesus</text:span></text:p>
            <text:p text:style-name="P1"><text:span text:style-name="T5">To wash my crimson stains</text:span></text:p>
            <text:p text:style-name="P1"><text:span text:style-name="T5">Clean in His blood most precious</text:span></text:p>
            <text:p text:style-name="P1"><text:span text:style-name="T5">Till not a spot remai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638cm" svg:height="7.011cm" svg:x="1.524cm" svg:y="0.762cm">
          <draw:text-box>
            <text:p text:style-name="P1"><text:span text:style-name="T4">2.</text:span><text:span text:style-name="T4"><text:tab/></text:span><text:span text:style-name="T5">I lay my wants on Jesus;</text:span></text:p>
            <text:p text:style-name="P1"><text:span text:style-name="T5">All fullness dwells in Him;</text:span></text:p>
            <text:p text:style-name="P1"><text:span text:style-name="T5">He heals all my diseases;</text:span></text:p>
            <text:p text:style-name="P1"><text:span text:style-name="T5">My soul He does rede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638cm" svg:height="7.011cm" svg:x="1.524cm" svg:y="0.762cm">
          <draw:text-box>
            <text:p text:style-name="P1"><text:span text:style-name="T5">I lay my griefs on Jesus,</text:span></text:p>
            <text:p text:style-name="P1"><text:span text:style-name="T5">My burdens and my cares;</text:span></text:p>
            <text:p text:style-name="P1"><text:span text:style-name="T5">He from them all releases;</text:span></text:p>
            <text:p text:style-name="P1"><text:span text:style-name="T5">He all my sorrows sha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638cm" svg:height="7.011cm" svg:x="1.524cm" svg:y="0.762cm">
          <draw:text-box>
            <text:p text:style-name="P1"><text:span text:style-name="T4">3.</text:span><text:span text:style-name="T4"><text:tab/></text:span><text:span text:style-name="T5">I rest my soul on Jesus,</text:span></text:p>
            <text:p text:style-name="P1"><text:span text:style-name="T5">This weary soul of mine;</text:span></text:p>
            <text:p text:style-name="P1"><text:span text:style-name="T5">His right hand me embraces;</text:span></text:p>
            <text:p text:style-name="P1"><text:span text:style-name="T5">I on His breast recl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4" draw:layer="layout" svg:width="24.638cm" svg:height="10.771cm" svg:x="1.524cm" svg:y="0.762cm">
          <draw:text-box>
            <text:p text:style-name="P1"><text:span text:style-name="T5">I love the name of Jesus,</text:span></text:p>
            <text:p text:style-name="P1"><text:span text:style-name="T5">Immanuel, Christ, the Lord;</text:span></text:p>
            <text:p text:style-name="P1"><text:span text:style-name="T5">Like fragrance on the breezes</text:span></text:p>
            <text:p text:style-name="P1"><text:span text:style-name="T5">His name abroad is poured.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20:42:58.404000000</meta:creation-date>
    <dc:date>2019-01-10T13:42:09.316000000</dc:date>
    <meta:editing-duration>PT15M31S</meta:editing-duration>
    <meta:editing-cycles>11</meta:editing-cycles>
    <meta:generator>LibreOffice/6.0.7.3$Windows_X86_64 LibreOffice_project/dc89aa7a9eabfd848af146d5086077aeed2ae4a5</meta:generator>
    <meta:document-statistic meta:object-count="126"/>
  </office:meta>
</office:document-meta>
</file>